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" svg:font-family="Inconsolata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2.843cm"/>
    </style:style>
    <style:style style:name="Tabelle1.B" style:family="table-column">
      <style:table-column-properties style:column-width="3.066cm"/>
    </style:style>
    <style:style style:name="Tabelle1.C" style:family="table-column">
      <style:table-column-properties style:column-width="11.091cm"/>
    </style:style>
    <style:style style:name="Tabelle1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le1.C1" style:family="table-cell">
      <style:table-cell-properties style:vertical-align="bottom" style:border-line-width="0cm 0.004cm 0.002cm" fo:padding="0.049cm" fo:border="0.05pt double #808080"/>
    </style:style>
    <style:style style:name="Tabelle1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le1.B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le1.C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4.226cm"/>
    </style:style>
    <style:style style:name="Tabelle2.B" style:family="table-column">
      <style:table-column-properties style:column-width="1.988cm"/>
    </style:style>
    <style:style style:name="Tabelle2.C" style:family="table-column">
      <style:table-column-properties style:column-width="10.786cm"/>
    </style:style>
    <style:style style:name="Tabelle2.A1" style:family="table-cell">
      <style:table-cell-properties style:border-line-width-left="0cm 0.004cm 0.002cm" style:border-line-width-bottom="0cm 0.004cm 0.002cm" fo:padding="0.049cm" fo:border-left="0.05pt double #808080" fo:border-right="none" fo:border-top="0.1pt solid #808080" fo:border-bottom="0.05pt double #808080"/>
    </style:style>
    <style:style style:name="Tabelle2.C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0.1pt solid #808080" fo:border-bottom="0.05pt double #808080"/>
    </style:style>
    <style:style style:name="P1" style:family="paragraph" style:parent-style-name="Text_20_body">
      <style:text-properties officeooo:rsid="00132bd0" officeooo:paragraph-rsid="00132bd0"/>
    </style:style>
    <style:style style:name="P2" style:family="paragraph" style:parent-style-name="Text_20_body">
      <style:text-properties officeooo:paragraph-rsid="001457c6"/>
    </style:style>
    <style:style style:name="P3" style:family="paragraph" style:parent-style-name="Text_20_body">
      <style:text-properties officeooo:rsid="00132bd0" officeooo:paragraph-rsid="001457c6"/>
    </style:style>
    <style:style style:name="P4" style:family="paragraph" style:parent-style-name="Heading_20_3">
      <style:text-properties officeooo:rsid="001457c6" officeooo:paragraph-rsid="001457c6"/>
    </style:style>
    <style:style style:name="P5" style:family="paragraph" style:parent-style-name="Heading_20_3">
      <style:text-properties officeooo:paragraph-rsid="001457c6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officeooo:paragraph-rsid="001457c6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1457c6"/>
    </style:style>
    <style:style style:name="P10" style:family="paragraph" style:parent-style-name="Table_20_Contents">
      <style:paragraph-properties fo:margin-top="0cm" fo:margin-bottom="0.499cm" style:contextual-spacing="false"/>
    </style:style>
    <style:style style:name="P11" style:family="paragraph" style:parent-style-name="Table_20_Contents">
      <style:paragraph-properties fo:margin-top="0cm" fo:margin-bottom="0.499cm" style:contextual-spacing="false"/>
      <style:text-properties officeooo:paragraph-rsid="001457c6"/>
    </style:style>
    <style:style style:name="T1" style:family="text">
      <style:text-properties style:font-name="Inconsolata"/>
    </style:style>
    <style:style style:name="T2" style:family="text">
      <style:text-properties officeooo:rsid="001457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Zugangsdaten Virtuelle Maschinen</text:h>
      <text:h text:style-name="P5" text:outline-level="3"><text:span text:style-name="T2">Raspi Image</text:span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Benutzername</text:p>
            </table:table-cell>
            <table:table-cell table:style-name="Tabelle1.A1" office:value-type="string">
              <text:p text:style-name="Table_20_Heading">Passwort</text:p>
            </table:table-cell>
            <table:table-cell table:style-name="Tabelle1.C1" office:value-type="string">
              <text:p text:style-name="Table_20_Heading">Bemerkungen</text:p>
            </table:table-cell>
          </table:table-row>
        </table:table-header-rows>
        <table:table-row>
          <table:table-cell table:style-name="Tabelle1.A2" office:value-type="string">
            <text:p text:style-name="Table_20_Contents">pi</text:p>
          </table:table-cell>
          <table:table-cell table:style-name="Tabelle1.B2" office:value-type="string">
            <text:p text:style-name="P8">muster</text:p>
          </table:table-cell>
          <table:table-cell table:style-name="Tabelle1.C2" office:value-type="string">
            <text:p text:style-name="P10">Administrativer Benutzer für die Konsole.</text:p>
            <text:p text:style-name="P10">Kann sich per ssh anmelden, root-Shell mit <text:span text:style-name="Teletype">sudo -i</text:span>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7">omdadmin</text:p>
            </table:table-cell>
            <table:table-cell table:style-name="Tabelle2.A1" office:value-type="string">
              <text:p text:style-name="P9">omd</text:p>
            </table:table-cell>
            <table:table-cell table:style-name="Tabelle2.C1" office:value-type="string">
              <text:p text:style-name="P11">Administrativer Benutzer für das ChecMK Webinterface</text:p>
              <text:p text:style-name="P11">Erreichbar unter <text:span text:style-name="Teletype">https://&lt;monipi-IP&gt;/default/</text:span></text:p>
            </table:table-cell>
          </table:table-row>
        </table:table-header-rows>
      </table:table>
      <text:p text:style-name="P3"><text:span text:style-name="T1"/></text:p>
      <text:p text:style-name="P1">Root-Rechte von <text:span text:style-name="T1">omdroot</text:span> aus mit <text:span text:style-name="T1">sudo -i</text:span> + omdroot-Passwort</text:p>
      <text:h text:style-name="P4" text:outline-level="3">fobi-host VM</text:h>
      <text:p text:style-name="P1">Benutzer mit Admin-Zugriff: <text:tab/><text:span text:style-name="T2">root</text:span><text:line-break/><text:tab/><text:tab/><text:tab/><text:tab/><text:tab/>must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nconsolata" svg:font-family="Inconsolata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7:42:05.964123846</meta:creation-date>
    <dc:date>2016-04-03T20:31:31.258630287</dc:date>
    <meta:editing-duration>P0D</meta:editing-duration>
    <meta:editing-cycles>2</meta:editing-cycles>
    <meta:generator>LibreOffice/4.2.8.2$Linux_X86_64 LibreOffice_project/420m0$Build-2</meta:generator>
    <meta:document-statistic meta:table-count="2" meta:image-count="0" meta:object-count="0" meta:page-count="1" meta:paragraph-count="16" meta:word-count="51" meta:character-count="396" meta:non-whitespace-character-count="355"/>
  </office:meta>
</office:document-meta>
</file>